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text-properties officeooo:rsid="000fa136" officeooo:paragraph-rsid="000fa136"/>
    </style:style>
    <style:style style:name="P2" style:family="paragraph" style:parent-style-name="Footer">
      <style:text-properties officeooo:rsid="000fa136" officeooo:paragraph-rsid="000fa136"/>
    </style:style>
    <style:style style:name="P3" style:family="paragraph" style:parent-style-name="Title">
      <style:text-properties fo:text-transform="uppercase" style:font-name="Caladea" fo:font-size="28pt" fo:font-weight="bold" officeooo:rsid="0010cf43" officeooo:paragraph-rsid="0010cf43" style:font-name-asian="Source Han Sans CN Regular" style:font-size-asian="28pt" style:font-weight-asian="bold" style:font-name-complex="Lohit Devanagari" style:font-size-complex="28pt" style:font-weight-complex="bold"/>
    </style:style>
    <style:style style:name="P4" style:family="paragraph" style:parent-style-name="Heading_20_1">
      <style:text-properties fo:text-transform="uppercase" style:font-name="Caladea" fo:font-size="18.2000007629395pt" fo:font-weight="normal" officeooo:rsid="001162e6" officeooo:paragraph-rsid="001162e6" style:font-name-asian="Source Han Sans CN Regular" style:font-size-asian="18.2000007629395pt" style:font-weight-asian="normal" style:font-name-complex="Lohit Devanagari" style:font-size-complex="18.2000007629395pt" style:font-weight-complex="normal"/>
    </style:style>
    <style:style style:name="P5" style:family="paragraph" style:parent-style-name="Heading_20_1">
      <style:text-properties officeooo:rsid="0011cc0d" officeooo:paragraph-rsid="0011cc0d"/>
    </style:style>
    <style:style style:name="P6" style:family="paragraph" style:parent-style-name="Text_20_body">
      <style:text-properties officeooo:rsid="001162e6" officeooo:paragraph-rsid="001162e6"/>
    </style:style>
    <style:style style:name="P7" style:family="paragraph" style:parent-style-name="Text_20_body">
      <style:text-properties officeooo:rsid="0011cc0d" officeooo:paragraph-rsid="0011cc0d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text-properties fo:font-weight="bold" officeooo:rsid="0011cc0d" officeooo:paragraph-rsid="0011cc0d" style:font-weight-asian="bold" style:font-weight-complex="bold"/>
    </style:style>
    <style:style style:name="P10" style:family="paragraph" style:parent-style-name="Text_20_body">
      <style:text-properties fo:font-weight="bold" officeooo:rsid="00123c05" officeooo:paragraph-rsid="00123c05" style:font-weight-asian="bold" style:font-weight-complex="bold"/>
    </style:style>
    <style:style style:name="P11" style:family="paragraph" style:parent-style-name="Text_20_body">
      <style:text-properties fo:font-weight="bold" officeooo:rsid="0013f586" officeooo:paragraph-rsid="0013f586" style:font-weight-asian="bold" style:font-weight-complex="bold"/>
    </style:style>
    <style:style style:name="P12" style:family="paragraph" style:parent-style-name="Text_20_body">
      <style:text-properties fo:font-weight="bold" officeooo:rsid="001486a0" officeooo:paragraph-rsid="001486a0" style:font-weight-asian="bold" style:font-weight-complex="bold"/>
    </style:style>
    <style:style style:name="P13" style:family="paragraph" style:parent-style-name="Text_20_body">
      <style:text-properties fo:font-weight="normal" officeooo:rsid="0011cc0d" officeooo:paragraph-rsid="0011cc0d" style:font-weight-asian="normal" style:font-weight-complex="normal"/>
    </style:style>
    <style:style style:name="P14" style:family="paragraph" style:parent-style-name="Text_20_body">
      <style:text-properties fo:font-weight="normal" officeooo:rsid="00123c05" officeooo:paragraph-rsid="00123c05" style:font-weight-asian="normal" style:font-weight-complex="normal"/>
    </style:style>
    <style:style style:name="P15" style:family="paragraph" style:parent-style-name="Text_20_body">
      <style:text-properties fo:font-weight="normal" officeooo:rsid="0013f586" officeooo:paragraph-rsid="0013f586" style:font-weight-asian="normal" style:font-weight-complex="normal"/>
    </style:style>
    <style:style style:name="P16" style:family="paragraph" style:parent-style-name="Text_20_body">
      <style:text-properties fo:font-weight="normal" officeooo:rsid="001486a0" officeooo:paragraph-rsid="001486a0" style:font-weight-asian="normal" style:font-weight-complex="normal"/>
    </style:style>
    <style:style style:name="T1" style:family="text">
      <style:text-properties style:font-name="Carlito" officeooo:rsid="0010cf43" style:font-size-asian="10.5pt"/>
    </style:style>
    <style:style style:name="T2" style:family="text">
      <style:text-properties style:font-name="Carlito" officeooo:rsid="00123c05" style:font-size-asian="10.5pt"/>
    </style:style>
    <style:style style:name="T3" style:family="text">
      <style:text-properties style:font-name="Carlito" fo:font-size="11pt" fo:font-style="normal" style:font-size-asian="10.5pt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ive Session 1</text:p>
      <text:h text:style-name="P4" text:outline-level="1">Preliminaries</text:h>
      <text:p text:style-name="P6">Today is just a general introduction to the term. </text:p>
      <text:p text:style-name="P6">The second term is a lot more interesting and exciting than the first term. The first term is based around foundational concepts to know to be a good programmer. The more advanced concepts are the more fun ones.</text:p>
      <text:p text:style-name="P6">We will focus on three ideas - Inheritance, graphical user interfaces and teamwork.</text:p>
      <text:p text:style-name="P6">We will have two marked assessments in this term. The first one will be a paired programming task. The second will be a teamwork assignment.</text:p>
      <text:h text:style-name="Heading_20_2" text:outline-level="2">Inheritance</text:h>
      <text:p text:style-name="P7">Imagine a Pen and a FountainPen. <text:span text:style-name="T4">Do they have any relationships with regards to modelling?</text:span></text:p>
      <text:p text:style-name="P7"><text:span text:style-name="T5">Pen is a </text:span><text:span text:style-name="T6">subclass</text:span><text:span text:style-name="T5"> of </text:span><text:span text:style-name="T3">FountainPen!</text:span></text:p>
      <text:h text:style-name="P5" text:outline-level="1">Pollev</text:h>
      <text:p text:style-name="P8">How will pairs and groups be assigned?</text:p>
      <text:p text:style-name="P7">You can self select. However, this is not concrete.</text:p>
      <text:p text:style-name="P9">When can we expect the marks for Assignment 2?</text:p>
      <text:p text:style-name="P13">Expect them in a week, Monday at the latest.</text:p>
      <text:p text:style-name="P9">Can we get a term 2 overview like we did for term 1?</text:p>
      <text:p text:style-name="P13">I’ll put that up on KEATS at some point.</text:p>
      <text:p text:style-name="P13">Also you may have noticed I’ve reversed the list. The current week will always be at the top.</text:p>
      <text:p text:style-name="P9">How are marks awarded for pair/group programming?</text:p>
      <text:p text:style-name="P13">There will be individual marks. People will have to identify their personal contribution and your report will identify each other’s contributions.</text:p>
      <text:p text:style-name="P9">What’s the name to the intro song?</text:p>
      <text:p text:style-name="P10"><text:span text:style-name="T7">You can find that yourself!</text:span></text:p>
      <text:p text:style-name="P10">Favourite book from your bookshelf?</text:p>
      <text:p text:style-name="P14">Hard to say… haha.</text:p>
      <text:p text:style-name="P10"><text:soft-page-break/>Did you move to a new place?</text:p>
      <text:p text:style-name="P14">Yes! </text:p>
      <text:p text:style-name="P10">A lot of software is still developed mainly by one person, especially some open source projects like Notepad++</text:p>
      <text:p text:style-name="P14">Whilst Notepad is very polished, it’s something every single person could probably do. Every person could develop an idea, but to develop a product, you have to work in teams.</text:p>
      <text:p text:style-name="P10">Which chapter is this week’s content in the book?</text:p>
      <text:p text:style-name="P14">I’ll add it on KEATS when I find it. If someone else finds it they can post it here.</text:p>
      <text:p text:style-name="P10">Can we get statistics of the last assessment?</text:p>
      <text:p text:style-name="P14">Yep, I’ll talk about it when they are released.</text:p>
      <text:p text:style-name="P10">What are your views about the mid module test?</text:p>
      <text:p text:style-name="P14">I can prepare that for the next session.</text:p>
      <text:p text:style-name="P10">When will the in person lectures or SGTs start this semester?</text:p>
      <text:p text:style-name="P14">SGTs will start next week. </text:p>
      <text:p text:style-name="P10">Does King’s partake in research in the area of Comp Sci?</text:p>
      <text:p text:style-name="P14">Yes, you can work in a research group in the summer or in your module in your second and third year if you want to get involved. You could also do a Master’s project.</text:p>
      <text:p text:style-name="P10">Can you play your guitar?</text:p>
      <text:p text:style-name="P14">Maybe the last session, haha.</text:p>
      <text:p text:style-name="P10">What to do if we are bad at group projects?</text:p>
      <text:p text:style-name="P14">Take some actions to get better at it!</text:p>
      <text:p text:style-name="P11">Could you record the LGTs?</text:p>
      <text:p text:style-name="P15">No. This is to incentivise you to partake in these lectures.</text:p>
      <text:p text:style-name="P11">Will we be able to review our answers to the mid-module test?</text:p>
      <text:p text:style-name="P15">No. Multiple choice tests are not published by university policy.</text:p>
      <text:p text:style-name="P11">When will on campus studies begin?</text:p>
      <text:p text:style-name="P15">I would like to know the answer too!</text:p>
      <text:p text:style-name="P11">Do you believe that the learning experience has been hindered? </text:p>
      <text:p text:style-name="P15">I think it’s just as good, personally. Perhaps, arguably better, because these live sessions are recorded and open for review.</text:p>
      <text:p text:style-name="P15">There is also the whole social experience. In this case, this is a lot tougher on students.</text:p>
      <text:p text:style-name="P12"><text:soft-page-break/>How best to learn UK slang?</text:p>
      <text:p text:style-name="P16">Form a student group, haha.</text:p>
      <text:p text:style-name="P12">Some students with disruptive environments or unstable connection may find it difficult to keep up with the live sessions and miss out information.</text:p>
      <text:p text:style-name="P16">We try to keep live sessions as supplementary material, not compulsory.</text:p>
      <text:p text:style-name="P12">Should we charge 100% for education?</text:p>
      <text:p text:style-name="P16">I don’t think the lockdown changes the argument. </text:p>
      <text:p text:style-name="P12">Do you teach other modules?</text:p>
      <text:p text:style-name="P16">At the moment, I don’t. At the moment, I only teach this one. If you’re doing a PhD, we can talk.</text:p>
      <text:p text:style-name="P12">Does first year matter for final grade?</text:p>
      <text:p text:style-name="P16">Your degree classification won’t be computed from your first year – only your second and third year.</text:p>
      <text:p text:style-name="P12">Where’s that knocking noise coming from?</text:p>
      <text:p text:style-name="P16">The flat I moved into is still being renovated.</text:p>
      <text:p text:style-name="P12">When is your birthday?</text:p>
      <text:p text:style-name="P16">I’ll tell you when we get to that.</text:p>
      <text:p text:style-name="P12">How many monitors?</text:p>
      <text:p text:style-name="P16">I have two.</text:p>
      <text:p text:style-name="P12">When did you start playing the guitar?</text:p>
      <text:p text:style-name="P16">Since your age! Hah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fa136" officeooo:paragraph-rsid="000fa136"/>
    </style:style>
    <style:style style:name="MP2" style:family="paragraph" style:parent-style-name="Footer">
      <style:text-properties officeooo:rsid="000fa136" officeooo:paragraph-rsid="000fa136"/>
    </style:style>
    <style:style style:name="MT1" style:family="text">
      <style:text-properties style:font-name="Carlito" officeooo:rsid="0010cf43" style:font-size-asian="10.5pt"/>
    </style:style>
    <style:style style:name="MT2" style:family="text">
      <style:text-properties style:font-name="Carlito" officeooo:rsid="00123c05" style:font-size-asian="10.5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4CCS1PPA</text:span><text:tab/><text:span text:style-name="MT1">Programming Practice and Application</text:span><text:tab/><text:span text:style-name="MT1">18/1/2020</text:span></text:p>
      </style:header>
      <style:footer>
        <text:p text:style-name="MP2">Aaron Patrick Monte<text:tab/><text:span text:style-name="MT2">Live Session 1</text:span><text:tab/>K20059926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8T08:51:12.164594513</meta:creation-date>
    <dc:title>Notetaking</dc:title>
    <meta:generator>LibreOffice/7.0.4.2$Linux_X86_64 LibreOffice_project/00$Build-2</meta:generator>
    <meta:editing-duration>PT9M44S</meta:editing-duration>
    <meta:editing-cycles>2</meta:editing-cycles>
    <dc:date>2021-01-18T09:53:06.844048017</dc:date>
    <meta:document-statistic meta:table-count="0" meta:image-count="0" meta:object-count="0" meta:page-count="3" meta:paragraph-count="70" meta:word-count="706" meta:character-count="3909" meta:non-whitespace-character-count="3267"/>
    <meta:template xlink:type="simple" xlink:actuate="onRequest" xlink:title="Notetaking" xlink:href="../../../../../.config/libreoffice/4/user/template/Notetaking.ott" meta:date="2021-01-18T08:51:11.331040873"/>
  </office:meta>
</office:document-meta>
</file>